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1cm" fo:min-width="2.92cm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4.0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11cm" fo:min-width="2.326cm"/>
    </style:style>
    <style:style style:name="P1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397cm" svg:x="6.392cm" svg:y="10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4.699cm" svg:height="1.397cm" svg:x="7.35cm" svg:y="1.762cm">
          <text:p text:style-name="P2"><text:span text:style-name="T1">Kriptogrāfi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1.397cm" svg:x="1.508cm" svg:y="4.175cm">
          <text:p text:style-name="P1"><text:span text:style-name="T2">Simetriski šif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1.397cm" svg:x="8.989cm" svg:y="4.327cm">
          <text:p text:style-name="P1"><text:span text:style-name="T2">Asimetriski </text:span></text:p>
          <text:p text:style-name="P1"><text:span text:style-name="T2">šif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3.556cm" svg:height="1.397cm" svg:x="15.708cm" svg:y="4.327cm">
          <text:p text:style-name="P1"><text:span text:style-name="T2">Protokoli un </text:span></text:p>
          <text:p text:style-name="P1"><text:span text:style-name="T2">citi standar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1.397cm" svg:x="0.935cm" svg:y="6.427cm">
          <text:p text:style-name="P1"><text:span text:style-name="T2">Straumēšanas</text:span></text:p>
          <text:p text:style-name="P1"><text:span text:style-name="T2">šif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286cm" svg:y1="5.572cm" svg:x2="2.713cm" svg:y2="6.427cm" draw:start-shape="id1" draw:start-glue-point="2" draw:end-shape="id2" svg:d="M3286 5572l-573 855" svg:viewBox="0 0 574 856">
          <text:p/>
        </draw:connector>
        <draw:custom-shape draw:style-name="gr1" draw:text-style-name="P1" xml:id="id3" draw:id="id3" draw:layer="layout" svg:width="3.556cm" svg:height="1.397cm" svg:x="4.302cm" svg:y="8.258cm">
          <text:p text:style-name="P1"><text:span text:style-name="T2">Bloku šif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1.397cm" svg:x="1.437cm" svg:y="10.327cm">
          <text:p text:style-name="P1"><text:span text:style-name="T2">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1.397cm" svg:x="5.991cm" svg:y="10.622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56cm" svg:height="1.397cm" svg:x="5.538cm" svg:y="10.327cm">
          <text:p text:style-name="P1"><text:span text:style-name="T2">A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5.064cm" svg:y1="4.873cm" svg:x2="6.08cm" svg:y2="8.258cm" draw:start-shape="id1" draw:start-glue-point="1" draw:end-shape="id3" draw:end-glue-point="0" svg:d="M5064 4873l1016 3385" svg:viewBox="0 0 1017 3386">
          <text:p/>
        </draw:connector>
        <draw:connector draw:style-name="gr3" draw:text-style-name="P3" xml:id="id4" draw:id="id4" draw:layer="layout" draw:type="line" svg:x1="6.08cm" svg:y1="9.655cm" svg:x2="6.08cm" svg:y2="9.655cm" draw:start-shape="id3" draw:start-glue-point="2" draw:end-shape="id3" draw:end-glue-point="2" svg:d="M6080 9655z" svg:viewBox="0 0 1 1">
          <text:p/>
        </draw:connector>
        <draw:connector draw:style-name="gr3" draw:text-style-name="P3" draw:layer="layout" draw:type="line" svg:x1="6.08cm" svg:y1="9.655cm" svg:x2="3.215cm" svg:y2="10.327cm" draw:start-shape="id4" draw:start-glue-point="0" draw:end-shape="id5" draw:end-glue-point="0" svg:d="M6080 9655l-2865 672" svg:viewBox="0 0 2866 673">
          <text:p/>
        </draw:connector>
        <draw:connector draw:style-name="gr3" draw:text-style-name="P3" draw:layer="layout" draw:type="line" svg:x1="6.08cm" svg:y1="9.655cm" svg:x2="7.316cm" svg:y2="10.327cm" draw:start-shape="id4" draw:start-glue-point="0" draw:end-shape="id6" svg:d="M6080 9655l1236 672" svg:viewBox="0 0 1237 673">
          <text:p/>
        </draw:connector>
        <draw:custom-shape draw:style-name="gr4" draw:text-style-name="P1" xml:id="id9" draw:id="id9" draw:layer="layout" svg:width="2.962cm" svg:height="1.397cm" svg:x="7.39cm" svg:y="6.227cm">
          <text:p text:style-name="P1"><text:span text:style-name="T2">RSA </text:span></text:p>
          <text:p text:style-name="P1"><text:span text:style-name="T2">algorit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2.962cm" svg:height="1.397cm" svg:x="9.286cm" svg:y="8.227cm">
          <text:p text:style-name="P1"><text:span text:style-name="T2">Diskrētie</text:span></text:p>
          <text:p text:style-name="P1"><text:span text:style-name="T2">logarit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2.962cm" svg:height="1.397cm" svg:x="11.092cm" svg:y="6.327cm">
          <text:p text:style-name="P1"><text:span text:style-name="T2">Eliptiskās</text:span></text:p>
          <text:p text:style-name="P1"><text:span text:style-name="T2">līk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0.767cm" svg:y1="5.724cm" svg:x2="10.767cm" svg:y2="8.227cm" draw:start-shape="id7" draw:start-glue-point="2" draw:end-shape="id8" draw:end-glue-point="0" svg:d="M10767 5724v2503" svg:viewBox="0 0 1 2504">
          <text:p/>
        </draw:connector>
        <draw:connector draw:style-name="gr3" draw:text-style-name="P3" draw:layer="layout" draw:type="line" svg:x1="10.767cm" svg:y1="5.724cm" svg:x2="8.871cm" svg:y2="6.227cm" draw:start-shape="id7" draw:start-glue-point="2" draw:end-shape="id9" draw:end-glue-point="0" svg:d="M10767 5724l-1896 503" svg:viewBox="0 0 1897 504">
          <text:p/>
        </draw:connector>
        <draw:connector draw:style-name="gr3" draw:text-style-name="P3" draw:layer="layout" draw:type="line" svg:x1="10.767cm" svg:y1="5.724cm" svg:x2="12.573cm" svg:y2="6.327cm" draw:start-shape="id7" draw:start-glue-point="2" draw:end-shape="id10" draw:end-glue-point="0" svg:d="M10767 5724l1806 603" svg:viewBox="0 0 1807 604">
          <text:p/>
        </draw:connector>
        <draw:connector draw:style-name="gr3" draw:text-style-name="P3" draw:layer="layout" draw:type="line" svg:x1="9.699cm" svg:y1="3.159cm" svg:x2="3.286cm" svg:y2="4.175cm" draw:start-shape="id11" draw:start-glue-point="2" draw:end-shape="id1" draw:end-glue-point="0" svg:d="M9699 3159l-6413 1016" svg:viewBox="0 0 6414 1017">
          <text:p/>
        </draw:connector>
        <draw:connector draw:style-name="gr3" draw:text-style-name="P3" draw:layer="layout" draw:type="line" svg:x1="9.699cm" svg:y1="3.159cm" svg:x2="10.767cm" svg:y2="4.327cm" draw:start-shape="id11" draw:start-glue-point="2" draw:end-shape="id7" draw:end-glue-point="0" svg:d="M9699 3159l1068 1168" svg:viewBox="0 0 1069 1169">
          <text:p/>
        </draw:connector>
        <draw:connector draw:style-name="gr3" draw:text-style-name="P3" draw:layer="layout" draw:type="line" svg:x1="9.699cm" svg:y1="3.159cm" svg:x2="17.486cm" svg:y2="4.327cm" draw:start-shape="id11" draw:start-glue-point="2" draw:end-shape="id12" draw:end-glue-point="0" svg:d="M9699 3159l7787 1168" svg:viewBox="0 0 7788 1169">
          <text:p/>
        </draw:connector>
        <draw:custom-shape draw:style-name="gr4" draw:text-style-name="P1" xml:id="id13" draw:id="id13" draw:layer="layout" svg:width="2.962cm" svg:height="1.397cm" svg:x="14.687cm" svg:y="6.327cm">
          <text:p text:style-name="P1"><text:span text:style-name="T2">PG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2.962cm" svg:height="1.397cm" svg:x="16.988cm" svg:y="7.827cm">
          <text:p text:style-name="P1"><text:span text:style-name="T2">SSL un </text:span></text:p>
          <text:p text:style-name="P1"><text:span text:style-name="T2">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486cm" svg:y1="5.724cm" svg:x2="16.168cm" svg:y2="6.327cm" draw:start-shape="id12" draw:start-glue-point="2" draw:end-shape="id13" draw:end-glue-point="0" svg:d="M17486 5724l-1318 603" svg:viewBox="0 0 1319 604">
          <text:p/>
        </draw:connector>
        <draw:connector draw:style-name="gr3" draw:text-style-name="P3" draw:layer="layout" draw:type="line" svg:x1="17.486cm" svg:y1="5.724cm" svg:x2="18.469cm" svg:y2="7.827cm" draw:start-shape="id12" draw:start-glue-point="2" draw:end-shape="id14" draw:end-glue-point="0" svg:d="M17486 5724l983 2103" svg:viewBox="0 0 984 21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8:35:23.880885235</meta:creation-date>
    <dc:date>2019-10-21T19:43:15.740401929</dc:date>
    <meta:editing-duration>PT56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